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43c3" officeooo:paragraph-rsid="001e43c3"/>
    </style:style>
    <style:style style:name="P2" style:family="paragraph" style:parent-style-name="Preformatted_20_Text" style:list-style-name="L1">
      <style:text-properties officeooo:rsid="001e43c3" officeooo:paragraph-rsid="001e43c3"/>
    </style:style>
    <style:style style:name="P3" style:family="paragraph" style:parent-style-name="Preformatted_20_Text">
      <style:text-properties fo:font-weight="bold" officeooo:rsid="001e43c3" officeooo:paragraph-rsid="001e43c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Επικοινωνία Ανθρώπου Μηχανής 2020-2021</text:p>
      <text:p text:style-name="P1"><text:span text:style-name="T1">Εργασία:</text:span> Υλοποίηση τμήματος του ιστοχώρου του Υπουργείου Εργασίας και Κοινωνικών</text:p>
      <text:p text:style-name="P1">Υποθέσεων</text:p>
      <text:p text:style-name="P1"/>
      <text:p text:style-name="P3">Έχουν υλοποιηθεί τα εξής:</text:p>
      <text:p text:style-name="P1"/>
      <text:list xml:id="list6654387482027273567" text:style-name="L1">
        <text:list-item>
          <text:p text:style-name="P2">Η αρχική σελίδα: index.php</text:p>
        </text:list-item>
        <text:list-item>
          <text:p text:style-name="P2">Σελίδα με πληροφορίες για τις πιο πρόσφατες οδηγίες και μέτρα πρόληψης που θα πρέπει</text:p>
        </text:list-item>
        <text:list-item>
          <text:p text:style-name="P2">να εφαρμόσουν/ακολουθήσουν στους χώρους της επιχείρησης/εργασίας τους: covid.php</text:p>
        </text:list-item>
        <text:list-item>
          <text:p text:style-name="P2">Σελίδα με πληροφορίες για τα μέτρα πρόληψης της διασποράς του ιού: prevention.php</text:p>
        </text:list-item>
        <text:list-item>
          <text:p text:style-name="P2">Σελίδα με πληροφορίες για τη διαχείριση περιστατικού εμφάνισης συμπτωμάτων στον</text:p>
        </text:list-item>
        <text:list-item>
          <text:p text:style-name="P2">χώρο εργασίας: management.php</text:p>
        </text:list-item>
        <text:list-item>
          <text:p text:style-name="P2">Σελίδα εύρεσης για τις επιλογές που έχουν ως εργαζόμενοι/ες την εποχή της πανδημίας</text:p>
        </text:list-item>
        <text:list-item>
          <text:p text:style-name="P2">(π.χ. τηλεργασία, αναστολή σύμβασης, άδεια ειδικού σκοπού, κ.ά.): employees.php</text:p>
        </text:list-item>
        <text:list-item>
          <text:p text:style-name="P2">Σελίδα εύρεσης πληροφοριών για τους εργοδότες, απ’ την οποία μπορούν να κάνουν</text:p>
        </text:list-item>
        <text:list-item>
          <text:p text:style-name="P2">δηλώσεις αναστολής σύμβασης εργασίας και τηλεργασίας: employers.php</text:p>
        </text:list-item>
        <text:list-item>
          <text:p text:style-name="P2">Σελίδα με πληροφορίες για επικοινωνία με το Υπουργείο (ηλεκτρονικά, τηλεφωνικά,</text:p>
        </text:list-item>
        <text:list-item>
          <text:p text:style-name="P2">αυτοπροσώπως κλείνοντας ραντεβού), και ωράριο εξυπηρέτησης κοινού όπως έχει</text:p>
        </text:list-item>
        <text:list-item>
          <text:p text:style-name="P2">διαμορφωθεί λόγω covid: contact.php</text:p>
        </text:list-item>
        <text:list-item>
          <text:p text:style-name="P2">Σελίδα με πληροφορίες για την αναστολή σύμβασης εργασίας, απ’ την οποία έχουν</text:p>
        </text:list-item>
        <text:list-item>
          <text:p text:style-name="P2">πρόσβαση στη αντίστοιχη φόρμα: empsuspinfo.php</text:p>
        </text:list-item>
        <text:list-item>
          <text:p text:style-name="P2">Διεπαφή δήλωσης αναστολής σύμβασης εργασίας: suspension.php</text:p>
        </text:list-item>
        <text:list-item>
          <text:p text:style-name="P2">Σελίδα με πληροφορίες σχετικά με την άδεια ειδικού σκοπού, απ’ την οποία μπορούν να</text:p>
        </text:list-item>
        <text:list-item>
          <text:p text:style-name="P2">μεταφερθούν στην αντίστοιχη φόρμα: emperminfo.php</text:p>
        </text:list-item>
        <text:list-item>
          <text:p text:style-name="P2">Διεπαφή δήλωσης άδειας ειδικού σκοπού: workpermit.php</text:p>
        </text:list-item>
        <text:list-item>
          <text:p text:style-name="P2">Διεπαφή όπου οι χρήστες θα κλείνουν ραντεβού μέσω του ιστοχώρου ( appointment.php)</text:p>
        </text:list-item>
        <text:list-item>
          <text:p text:style-name="P2">Δυνατότητα επεξεργασίας του προφίλ για τους χρήστες που έχουν δημιουργήσει</text:p>
        </text:list-item>
        <text:list-item>
          <text:p text:style-name="P2">λογαριασμό / κάνει εγγραφή.</text:p>
        </text:list-item>
        <text:list-item>
          <text:p text:style-name="P2">Ο συνδεδεμένος εργαζόμενος μπορεί να δει τις πληροφορίες που έχει καταχωρήσει ο</text:p>
        </text:list-item>
        <text:list-item>
          <text:p text:style-name="P2">εργοδότης του, π.χ. ημέρες αναστολής, τηλεργασίας, άδειες</text:p>
        </text:list-item>
        <text:list-item>
          <text:p text:style-name="P2">Διεπαφή δήλωσης τηλεργαζομένων: remotework.php</text:p>
          <text:p text:style-name="P2"/>
        </text:list-item>
      </text:list>
      <text:p text:style-name="P3">Κωδικοί ελέγχου σύνδεσης:</text:p>
      <text:p text:style-name="P1"/>
      <text:p text:style-name="P1">$mysql_hostname = "localhost";</text:p>
      <text:p text:style-name="P1">$mysql_user = "root";</text:p>
      <text:p text:style-name="P1">$mysql_password = "";</text:p>
      <text:p text:style-name="P1">$mysql_database = "ypakp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1T10:11:41.547531801</dc:date>
    <meta:editing-duration>PT5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272" meta:character-count="1908" meta:non-whitespace-character-count="1696"/>
  </office:meta>
</office:document-meta>
</file>